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83.3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sensusTime1-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sensus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-ConTime</text:p>
          </table:table-cell>
          <table:table-cell office:value-type="string" calcext:value-type="string">
            <text:p>StartCon</text:p>
          </table:table-cell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Con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48832" calcext:value-type="float">
            <text:p>401748832</text:p>
          </table:table-cell>
          <table:table-cell office:value-type="float" office:value="1270" calcext:value-type="float">
            <text:p>1270</text:p>
          </table:table-cell>
          <table:table-cell table:formula="of:=[.F3]-[.F2]" office:value-type="float" office:value="1237530112" calcext:value-type="float">
            <text:p>1237530112</text:p>
          </table:table-cell>
          <table:table-cell table:formula="of:=[.D2]-[.B2]" office:value-type="float" office:value="835781280" calcext:value-type="float">
            <text:p>835781280</text:p>
          </table:table-cell>
          <table:table-cell office:value-type="float" office:value="1.53118594453445E+018" calcext:value-type="float">
            <text:p>1.53118594453445E+0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241867" calcext:value-type="float">
            <text:p>417241867</text:p>
          </table:table-cell>
          <table:table-cell office:value-type="float" office:value="1271" calcext:value-type="float">
            <text:p>1271</text:p>
          </table:table-cell>
          <table:table-cell table:formula="of:=[.F4]-[.F3]" office:value-type="float" office:value="959389952" calcext:value-type="float">
            <text:p>959389952</text:p>
          </table:table-cell>
          <table:table-cell table:formula="of:=[.D3]-[.B3]" office:value-type="float" office:value="542148085" calcext:value-type="float">
            <text:p>542148085</text:p>
          </table:table-cell>
          <table:table-cell office:value-type="float" office:value="1.53118594577198E+018" calcext:value-type="float">
            <text:p>1.53118594577198E+018</text:p>
          </table:table-cell>
          <table:table-cell/>
          <table:table-cell table:formula="of:=[.C3]/([.D3]/1000000000)" office:value-type="float" office:value="1324.80019970024" calcext:value-type="float">
            <text:p>1324.80019970024</text:p>
          </table:table-cell>
          <table:table-cell table:formula="of:=[.C3]/([.B3]/1000000000)" office:value-type="float" office:value="3046.19478658406" calcext:value-type="float">
            <text:p>3046.19478658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4772025" calcext:value-type="float">
            <text:p>704772025</text:p>
          </table:table-cell>
          <table:table-cell office:value-type="float" office:value="1271" calcext:value-type="float">
            <text:p>1271</text:p>
          </table:table-cell>
          <table:table-cell table:formula="of:=[.F5]-[.F4]" office:value-type="float" office:value="1571529984" calcext:value-type="float">
            <text:p>1571529984</text:p>
          </table:table-cell>
          <table:table-cell table:formula="of:=[.D4]-[.B4]" office:value-type="float" office:value="866757959" calcext:value-type="float">
            <text:p>866757959</text:p>
          </table:table-cell>
          <table:table-cell office:value-type="float" office:value="1.53118594673137E+018" calcext:value-type="float">
            <text:p>1.53118594673137E+018</text:p>
          </table:table-cell>
          <table:table-cell/>
          <table:table-cell table:formula="of:=[.C4]/([.D4]/1000000000)" office:value-type="float" office:value="808.765987884581" calcext:value-type="float">
            <text:p>808.765987884581</text:p>
          </table:table-cell>
          <table:table-cell table:formula="of:=[.C4]/([.B4]/1000000000)" office:value-type="float" office:value="1803.4200491996" calcext:value-type="float">
            <text:p>1803.4200491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4052928" calcext:value-type="float">
            <text:p>404052928</text:p>
          </table:table-cell>
          <table:table-cell office:value-type="float" office:value="1272" calcext:value-type="float">
            <text:p>1272</text:p>
          </table:table-cell>
          <table:table-cell table:formula="of:=[.F6]-[.F5]" office:value-type="float" office:value="1279509760" calcext:value-type="float">
            <text:p>1279509760</text:p>
          </table:table-cell>
          <table:table-cell table:formula="of:=[.D5]-[.B5]" office:value-type="float" office:value="875456832" calcext:value-type="float">
            <text:p>875456832</text:p>
          </table:table-cell>
          <table:table-cell office:value-type="float" office:value="1.5311859483029E+018" calcext:value-type="float">
            <text:p>1.5311859483029E+018</text:p>
          </table:table-cell>
          <table:table-cell/>
          <table:table-cell table:formula="of:=[.C5]/([.D5]/1000000000)" office:value-type="float" office:value="994.130752078046" calcext:value-type="float">
            <text:p>994.130752078046</text:p>
          </table:table-cell>
          <table:table-cell table:formula="of:=[.C5]/([.B5]/1000000000)" office:value-type="float" office:value="3148.10241889894" calcext:value-type="float">
            <text:p>3148.10241889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1890297" calcext:value-type="float">
            <text:p>401890297</text:p>
          </table:table-cell>
          <table:table-cell office:value-type="float" office:value="1273" calcext:value-type="float">
            <text:p>1273</text:p>
          </table:table-cell>
          <table:table-cell table:formula="of:=[.F7]-[.F6]" office:value-type="float" office:value="1309710336" calcext:value-type="float">
            <text:p>1309710336</text:p>
          </table:table-cell>
          <table:table-cell table:formula="of:=[.D6]-[.B6]" office:value-type="float" office:value="907820039" calcext:value-type="float">
            <text:p>907820039</text:p>
          </table:table-cell>
          <table:table-cell office:value-type="float" office:value="1.53118594958241E+018" calcext:value-type="float">
            <text:p>1.53118594958241E+018</text:p>
          </table:table-cell>
          <table:table-cell/>
          <table:table-cell table:formula="of:=[.C6]/([.D6]/1000000000)" office:value-type="float" office:value="971.970644965575" calcext:value-type="float">
            <text:p>971.970644965575</text:p>
          </table:table-cell>
          <table:table-cell table:formula="of:=[.C6]/([.B6]/1000000000)" office:value-type="float" office:value="3167.53106383158" calcext:value-type="float">
            <text:p>3167.53106383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4125405" calcext:value-type="float">
            <text:p>424125405</text:p>
          </table:table-cell>
          <table:table-cell office:value-type="float" office:value="1273" calcext:value-type="float">
            <text:p>1273</text:p>
          </table:table-cell>
          <table:table-cell table:formula="of:=[.F8]-[.F7]" office:value-type="float" office:value="943800064" calcext:value-type="float">
            <text:p>943800064</text:p>
          </table:table-cell>
          <table:table-cell table:formula="of:=[.D7]-[.B7]" office:value-type="float" office:value="519674659" calcext:value-type="float">
            <text:p>519674659</text:p>
          </table:table-cell>
          <table:table-cell office:value-type="float" office:value="1.53118595089212E+018" calcext:value-type="float">
            <text:p>1.53118595089212E+018</text:p>
          </table:table-cell>
          <table:table-cell/>
          <table:table-cell table:formula="of:=[.C7]/([.D7]/1000000000)" office:value-type="float" office:value="1348.80262097545" calcext:value-type="float">
            <text:p>1348.80262097545</text:p>
          </table:table-cell>
          <table:table-cell table:formula="of:=[.C7]/([.B7]/1000000000)" office:value-type="float" office:value="3001.47075603736" calcext:value-type="float">
            <text:p>3001.47075603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3827663" calcext:value-type="float">
            <text:p>603827663</text:p>
          </table:table-cell>
          <table:table-cell office:value-type="float" office:value="1274" calcext:value-type="float">
            <text:p>1274</text:p>
          </table:table-cell>
          <table:table-cell table:formula="of:=[.F9]-[.F8]" office:value-type="float" office:value="1464779776" calcext:value-type="float">
            <text:p>1464779776</text:p>
          </table:table-cell>
          <table:table-cell table:formula="of:=[.D8]-[.B8]" office:value-type="float" office:value="860952113" calcext:value-type="float">
            <text:p>860952113</text:p>
          </table:table-cell>
          <table:table-cell office:value-type="float" office:value="1.53118595183592E+018" calcext:value-type="float">
            <text:p>1.53118595183592E+018</text:p>
          </table:table-cell>
          <table:table-cell/>
          <table:table-cell table:formula="of:=[.C8]/([.D8]/1000000000)" office:value-type="float" office:value="869.75531808544" calcext:value-type="float">
            <text:p>869.75531808544</text:p>
          </table:table-cell>
          <table:table-cell table:formula="of:=[.C8]/([.B8]/1000000000)" office:value-type="float" office:value="2109.87352528763" calcext:value-type="float">
            <text:p>2109.873525287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204049" calcext:value-type="float">
            <text:p>403204049</text:p>
          </table:table-cell>
          <table:table-cell office:value-type="float" office:value="1275" calcext:value-type="float">
            <text:p>1275</text:p>
          </table:table-cell>
          <table:table-cell table:formula="of:=[.F10]-[.F9]" office:value-type="float" office:value="1288220160" calcext:value-type="float">
            <text:p>1288220160</text:p>
          </table:table-cell>
          <table:table-cell table:formula="of:=[.D9]-[.B9]" office:value-type="float" office:value="885016111" calcext:value-type="float">
            <text:p>885016111</text:p>
          </table:table-cell>
          <table:table-cell office:value-type="float" office:value="1.5311859533007E+018" calcext:value-type="float">
            <text:p>1.5311859533007E+018</text:p>
          </table:table-cell>
          <table:table-cell/>
          <table:table-cell table:formula="of:=[.C9]/([.D9]/1000000000)" office:value-type="float" office:value="989.737654780996" calcext:value-type="float">
            <text:p>989.737654780996</text:p>
          </table:table-cell>
          <table:table-cell table:formula="of:=[.C9]/([.B9]/1000000000)" office:value-type="float" office:value="3162.17062592048" calcext:value-type="float">
            <text:p>3162.17062592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12175" calcext:value-type="float">
            <text:p>201612175</text:p>
          </table:table-cell>
          <table:table-cell office:value-type="float" office:value="1275" calcext:value-type="float">
            <text:p>1275</text:p>
          </table:table-cell>
          <table:table-cell table:formula="of:=[.F11]-[.F10]" office:value-type="float" office:value="1132259840" calcext:value-type="float">
            <text:p>1132259840</text:p>
          </table:table-cell>
          <table:table-cell table:formula="of:=[.D10]-[.B10]" office:value-type="float" office:value="930647665" calcext:value-type="float">
            <text:p>930647665</text:p>
          </table:table-cell>
          <table:table-cell office:value-type="float" office:value="1.53118595458892E+018" calcext:value-type="float">
            <text:p>1.53118595458892E+018</text:p>
          </table:table-cell>
          <table:table-cell/>
          <table:table-cell table:formula="of:=[.C10]/([.D10]/1000000000)" office:value-type="float" office:value="1126.06661029327" calcext:value-type="float">
            <text:p>1126.06661029327</text:p>
          </table:table-cell>
          <table:table-cell table:formula="of:=[.C10]/([.B10]/1000000000)" office:value-type="float" office:value="6324.02284237051" calcext:value-type="float">
            <text:p>6324.02284237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4546931" calcext:value-type="float">
            <text:p>424546931</text:p>
          </table:table-cell>
          <table:table-cell office:value-type="float" office:value="1276" calcext:value-type="float">
            <text:p>1276</text:p>
          </table:table-cell>
          <table:table-cell table:formula="of:=[.F12]-[.F11]" office:value-type="float" office:value="966340096" calcext:value-type="float">
            <text:p>966340096</text:p>
          </table:table-cell>
          <table:table-cell table:formula="of:=[.D11]-[.B11]" office:value-type="float" office:value="541793165" calcext:value-type="float">
            <text:p>541793165</text:p>
          </table:table-cell>
          <table:table-cell office:value-type="float" office:value="1.53118595572118E+018" calcext:value-type="float">
            <text:p>1.53118595572118E+018</text:p>
          </table:table-cell>
          <table:table-cell/>
          <table:table-cell table:formula="of:=[.C11]/([.D11]/1000000000)" office:value-type="float" office:value="1320.44608857874" calcext:value-type="float">
            <text:p>1320.44608857874</text:p>
          </table:table-cell>
          <table:table-cell table:formula="of:=[.C11]/([.B11]/1000000000)" office:value-type="float" office:value="3005.55699930381" calcext:value-type="float">
            <text:p>3005.55699930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4873275" calcext:value-type="float">
            <text:p>804873275</text:p>
          </table:table-cell>
          <table:table-cell office:value-type="float" office:value="1276" calcext:value-type="float">
            <text:p>1276</text:p>
          </table:table-cell>
          <table:table-cell table:formula="of:=[.F13]-[.F12]" office:value-type="float" office:value="1660369920" calcext:value-type="float">
            <text:p>1660369920</text:p>
          </table:table-cell>
          <table:table-cell table:formula="of:=[.D12]-[.B12]" office:value-type="float" office:value="855496645" calcext:value-type="float">
            <text:p>855496645</text:p>
          </table:table-cell>
          <table:table-cell office:value-type="float" office:value="1.53118595668752E+018" calcext:value-type="float">
            <text:p>1.53118595668752E+018</text:p>
          </table:table-cell>
          <table:table-cell/>
          <table:table-cell table:formula="of:=[.C12]/([.D12]/1000000000)" office:value-type="float" office:value="768.503442895424" calcext:value-type="float">
            <text:p>768.503442895424</text:p>
          </table:table-cell>
          <table:table-cell table:formula="of:=[.C12]/([.B12]/1000000000)" office:value-type="float" office:value="1585.34273609718" calcext:value-type="float">
            <text:p>1585.342736097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4208117" calcext:value-type="float">
            <text:p>404208117</text:p>
          </table:table-cell>
          <table:table-cell office:value-type="float" office:value="1277" calcext:value-type="float">
            <text:p>1277</text:p>
          </table:table-cell>
          <table:table-cell table:formula="of:=[.F14]-[.F13]" office:value-type="float" office:value="1332590080" calcext:value-type="float">
            <text:p>1332590080</text:p>
          </table:table-cell>
          <table:table-cell table:formula="of:=[.D13]-[.B13]" office:value-type="float" office:value="928381963" calcext:value-type="float">
            <text:p>928381963</text:p>
          </table:table-cell>
          <table:table-cell office:value-type="float" office:value="1.53118595834789E+018" calcext:value-type="float">
            <text:p>1.53118595834789E+018</text:p>
          </table:table-cell>
          <table:table-cell/>
          <table:table-cell table:formula="of:=[.C13]/([.D13]/1000000000)" office:value-type="float" office:value="958.284185936609" calcext:value-type="float">
            <text:p>958.284185936609</text:p>
          </table:table-cell>
          <table:table-cell table:formula="of:=[.C13]/([.B13]/1000000000)" office:value-type="float" office:value="3159.26362260558" calcext:value-type="float">
            <text:p>3159.263622605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2132158" calcext:value-type="float">
            <text:p>402132158</text:p>
          </table:table-cell>
          <table:table-cell office:value-type="float" office:value="1278" calcext:value-type="float">
            <text:p>1278</text:p>
          </table:table-cell>
          <table:table-cell table:formula="of:=[.F15]-[.F14]" office:value-type="float" office:value="1368830208" calcext:value-type="float">
            <text:p>1368830208</text:p>
          </table:table-cell>
          <table:table-cell table:formula="of:=[.D14]-[.B14]" office:value-type="float" office:value="966698050" calcext:value-type="float">
            <text:p>966698050</text:p>
          </table:table-cell>
          <table:table-cell office:value-type="float" office:value="1.53118595968048E+018" calcext:value-type="float">
            <text:p>1.53118595968048E+018</text:p>
          </table:table-cell>
          <table:table-cell/>
          <table:table-cell table:formula="of:=[.C14]/([.D14]/1000000000)" office:value-type="float" office:value="933.643919114912" calcext:value-type="float">
            <text:p>933.643919114912</text:p>
          </table:table-cell>
          <table:table-cell table:formula="of:=[.C14]/([.B14]/1000000000)" office:value-type="float" office:value="3178.05968653718" calcext:value-type="float">
            <text:p>3178.05968653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973096" calcext:value-type="float">
            <text:p>421973096</text:p>
          </table:table-cell>
          <table:table-cell office:value-type="float" office:value="1278" calcext:value-type="float">
            <text:p>1278</text:p>
          </table:table-cell>
          <table:table-cell table:formula="of:=[.F16]-[.F15]" office:value-type="float" office:value="971449856" calcext:value-type="float">
            <text:p>971449856</text:p>
          </table:table-cell>
          <table:table-cell table:formula="of:=[.D15]-[.B15]" office:value-type="float" office:value="549476760" calcext:value-type="float">
            <text:p>549476760</text:p>
          </table:table-cell>
          <table:table-cell office:value-type="float" office:value="1.53118596104931E+018" calcext:value-type="float">
            <text:p>1.53118596104931E+018</text:p>
          </table:table-cell>
          <table:table-cell/>
          <table:table-cell table:formula="of:=[.C15]/([.D15]/1000000000)" office:value-type="float" office:value="1315.55941061357" calcext:value-type="float">
            <text:p>1315.55941061357</text:p>
          </table:table-cell>
          <table:table-cell table:formula="of:=[.C15]/([.B15]/1000000000)" office:value-type="float" office:value="3028.62910482805" calcext:value-type="float">
            <text:p>3028.629104828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3906777" calcext:value-type="float">
            <text:p>503906777</text:p>
          </table:table-cell>
          <table:table-cell office:value-type="float" office:value="1279" calcext:value-type="float">
            <text:p>1279</text:p>
          </table:table-cell>
          <table:table-cell table:formula="of:=[.F17]-[.F16]" office:value-type="float" office:value="1472799744" calcext:value-type="float">
            <text:p>1472799744</text:p>
          </table:table-cell>
          <table:table-cell table:formula="of:=[.D16]-[.B16]" office:value-type="float" office:value="968892967" calcext:value-type="float">
            <text:p>968892967</text:p>
          </table:table-cell>
          <table:table-cell office:value-type="float" office:value="1.53118596202076E+018" calcext:value-type="float">
            <text:p>1.53118596202076E+018</text:p>
          </table:table-cell>
          <table:table-cell/>
          <table:table-cell table:formula="of:=[.C16]/([.D16]/1000000000)" office:value-type="float" office:value="868.414056432644" calcext:value-type="float">
            <text:p>868.414056432644</text:p>
          </table:table-cell>
          <table:table-cell table:formula="of:=[.C16]/([.B16]/1000000000)" office:value-type="float" office:value="2538.16788814491" calcext:value-type="float">
            <text:p>2538.167888144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3999085" calcext:value-type="float">
            <text:p>403999085</text:p>
          </table:table-cell>
          <table:table-cell office:value-type="float" office:value="1280" calcext:value-type="float">
            <text:p>1280</text:p>
          </table:table-cell>
          <table:table-cell table:formula="of:=[.F18]-[.F17]" office:value-type="float" office:value="1302670336" calcext:value-type="float">
            <text:p>1302670336</text:p>
          </table:table-cell>
          <table:table-cell table:formula="of:=[.D17]-[.B17]" office:value-type="float" office:value="898671251" calcext:value-type="float">
            <text:p>898671251</text:p>
          </table:table-cell>
          <table:table-cell office:value-type="float" office:value="1.53118596349356E+018" calcext:value-type="float">
            <text:p>1.53118596349356E+018</text:p>
          </table:table-cell>
          <table:table-cell/>
          <table:table-cell table:formula="of:=[.C17]/([.D17]/1000000000)" office:value-type="float" office:value="982.59702752608" calcext:value-type="float">
            <text:p>982.59702752608</text:p>
          </table:table-cell>
          <table:table-cell table:formula="of:=[.C17]/([.B17]/1000000000)" office:value-type="float" office:value="3168.3240074665" calcext:value-type="float">
            <text:p>3168.3240074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2164504" calcext:value-type="float">
            <text:p>502164504</text:p>
          </table:table-cell>
          <table:table-cell office:value-type="float" office:value="1280" calcext:value-type="float">
            <text:p>1280</text:p>
          </table:table-cell>
          <table:table-cell table:formula="of:=[.F19]-[.F18]" office:value-type="float" office:value="1413319680" calcext:value-type="float">
            <text:p>1413319680</text:p>
          </table:table-cell>
          <table:table-cell table:formula="of:=[.D18]-[.B18]" office:value-type="float" office:value="911155176" calcext:value-type="float">
            <text:p>911155176</text:p>
          </table:table-cell>
          <table:table-cell office:value-type="float" office:value="1.53118596479623E+018" calcext:value-type="float">
            <text:p>1.53118596479623E+018</text:p>
          </table:table-cell>
          <table:table-cell/>
          <table:table-cell table:formula="of:=[.C18]/([.D18]/1000000000)" office:value-type="float" office:value="905.669126464014" calcext:value-type="float">
            <text:p>905.669126464014</text:p>
          </table:table-cell>
          <table:table-cell table:formula="of:=[.C18]/([.B18]/1000000000)" office:value-type="float" office:value="2548.96550792447" calcext:value-type="float">
            <text:p>2548.965507924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9765012" calcext:value-type="float">
            <text:p>419765012</text:p>
          </table:table-cell>
          <table:table-cell office:value-type="float" office:value="1281" calcext:value-type="float">
            <text:p>1281</text:p>
          </table:table-cell>
          <table:table-cell table:formula="of:=[.F20]-[.F19]" office:value-type="float" office:value="1009630208" calcext:value-type="float">
            <text:p>1009630208</text:p>
          </table:table-cell>
          <table:table-cell table:formula="of:=[.D19]-[.B19]" office:value-type="float" office:value="589865196" calcext:value-type="float">
            <text:p>589865196</text:p>
          </table:table-cell>
          <table:table-cell office:value-type="float" office:value="1.53118596620955E+018" calcext:value-type="float">
            <text:p>1.53118596620955E+018</text:p>
          </table:table-cell>
          <table:table-cell/>
          <table:table-cell table:formula="of:=[.C19]/([.D19]/1000000000)" office:value-type="float" office:value="1268.78137148606" calcext:value-type="float">
            <text:p>1268.78137148606</text:p>
          </table:table-cell>
          <table:table-cell table:formula="of:=[.C19]/([.B19]/1000000000)" office:value-type="float" office:value="3051.70741576718" calcext:value-type="float">
            <text:p>3051.707415767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5236569" calcext:value-type="float">
            <text:p>705236569</text:p>
          </table:table-cell>
          <table:table-cell office:value-type="float" office:value="1281" calcext:value-type="float">
            <text:p>1281</text:p>
          </table:table-cell>
          <table:table-cell table:formula="of:=[.F21]-[.F20]" office:value-type="float" office:value="1643109888" calcext:value-type="float">
            <text:p>1643109888</text:p>
          </table:table-cell>
          <table:table-cell table:formula="of:=[.D20]-[.B20]" office:value-type="float" office:value="937873319" calcext:value-type="float">
            <text:p>937873319</text:p>
          </table:table-cell>
          <table:table-cell office:value-type="float" office:value="1.53118596721918E+018" calcext:value-type="float">
            <text:p>1.53118596721918E+018</text:p>
          </table:table-cell>
          <table:table-cell/>
          <table:table-cell table:formula="of:=[.C20]/([.D20]/1000000000)" office:value-type="float" office:value="779.619190022183" calcext:value-type="float">
            <text:p>779.619190022183</text:p>
          </table:table-cell>
          <table:table-cell table:formula="of:=[.C20]/([.B20]/1000000000)" office:value-type="float" office:value="1816.41176352555" calcext:value-type="float">
            <text:p>1816.411763525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3937130" calcext:value-type="float">
            <text:p>403937130</text:p>
          </table:table-cell>
          <table:table-cell office:value-type="float" office:value="1282" calcext:value-type="float">
            <text:p>1282</text:p>
          </table:table-cell>
          <table:table-cell table:formula="of:=[.F22]-[.F21]" office:value-type="float" office:value="1289560064" calcext:value-type="float">
            <text:p>1289560064</text:p>
          </table:table-cell>
          <table:table-cell table:formula="of:=[.D21]-[.B21]" office:value-type="float" office:value="885622934" calcext:value-type="float">
            <text:p>885622934</text:p>
          </table:table-cell>
          <table:table-cell office:value-type="float" office:value="1.53118596886229E+018" calcext:value-type="float">
            <text:p>1.53118596886229E+018</text:p>
          </table:table-cell>
          <table:table-cell/>
          <table:table-cell table:formula="of:=[.C21]/([.D21]/1000000000)" office:value-type="float" office:value="994.137485944974" calcext:value-type="float">
            <text:p>994.137485944974</text:p>
          </table:table-cell>
          <table:table-cell table:formula="of:=[.C21]/([.B21]/1000000000)" office:value-type="float" office:value="3173.7612236835" calcext:value-type="float">
            <text:p>3173.76122368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2115811" calcext:value-type="float">
            <text:p>502115811</text:p>
          </table:table-cell>
          <table:table-cell office:value-type="float" office:value="1283" calcext:value-type="float">
            <text:p>1283</text:p>
          </table:table-cell>
          <table:table-cell table:formula="of:=[.F23]-[.F22]" office:value-type="float" office:value="1319189760" calcext:value-type="float">
            <text:p>1319189760</text:p>
          </table:table-cell>
          <table:table-cell table:formula="of:=[.D22]-[.B22]" office:value-type="float" office:value="817073949" calcext:value-type="float">
            <text:p>817073949</text:p>
          </table:table-cell>
          <table:table-cell office:value-type="float" office:value="1.53118597015185E+018" calcext:value-type="float">
            <text:p>1.53118597015185E+018</text:p>
          </table:table-cell>
          <table:table-cell/>
          <table:table-cell table:formula="of:=[.C22]/([.D22]/1000000000)" office:value-type="float" office:value="972.566676078504" calcext:value-type="float">
            <text:p>972.566676078504</text:p>
          </table:table-cell>
          <table:table-cell table:formula="of:=[.C22]/([.B22]/1000000000)" office:value-type="float" office:value="2555.18741273017" calcext:value-type="float">
            <text:p>2555.18741273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7977833" calcext:value-type="float">
            <text:p>427977833</text:p>
          </table:table-cell>
          <table:table-cell office:value-type="float" office:value="1283" calcext:value-type="float">
            <text:p>1283</text:p>
          </table:table-cell>
          <table:table-cell table:formula="of:=[.F24]-[.F23]" office:value-type="float" office:value="967160320" calcext:value-type="float">
            <text:p>967160320</text:p>
          </table:table-cell>
          <table:table-cell table:formula="of:=[.D23]-[.B23]" office:value-type="float" office:value="539182487" calcext:value-type="float">
            <text:p>539182487</text:p>
          </table:table-cell>
          <table:table-cell office:value-type="float" office:value="1.53118597147104E+018" calcext:value-type="float">
            <text:p>1.53118597147104E+018</text:p>
          </table:table-cell>
          <table:table-cell/>
          <table:table-cell table:formula="of:=[.C23]/([.D23]/1000000000)" office:value-type="float" office:value="1326.56393512918" calcext:value-type="float">
            <text:p>1326.56393512918</text:p>
          </table:table-cell>
          <table:table-cell table:formula="of:=[.C23]/([.B23]/1000000000)" office:value-type="float" office:value="2997.81881460202" calcext:value-type="float">
            <text:p>2997.818814602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3333604" calcext:value-type="float">
            <text:p>703333604</text:p>
          </table:table-cell>
          <table:table-cell office:value-type="float" office:value="1284" calcext:value-type="float">
            <text:p>1284</text:p>
          </table:table-cell>
          <table:table-cell table:formula="of:=[.F25]-[.F24]" office:value-type="float" office:value="1666169856" calcext:value-type="float">
            <text:p>1666169856</text:p>
          </table:table-cell>
          <table:table-cell table:formula="of:=[.D24]-[.B24]" office:value-type="float" office:value="962836252" calcext:value-type="float">
            <text:p>962836252</text:p>
          </table:table-cell>
          <table:table-cell office:value-type="float" office:value="1.5311859724382E+018" calcext:value-type="float">
            <text:p>1.5311859724382E+018</text:p>
          </table:table-cell>
          <table:table-cell/>
          <table:table-cell table:formula="of:=[.C24]/([.D24]/1000000000)" office:value-type="float" office:value="770.62971423725" calcext:value-type="float">
            <text:p>770.62971423725</text:p>
          </table:table-cell>
          <table:table-cell table:formula="of:=[.C24]/([.B24]/1000000000)" office:value-type="float" office:value="1825.59171451162" calcext:value-type="float">
            <text:p>1825.591714511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3953632" calcext:value-type="float">
            <text:p>403953632</text:p>
          </table:table-cell>
          <table:table-cell office:value-type="float" office:value="1285" calcext:value-type="float">
            <text:p>1285</text:p>
          </table:table-cell>
          <table:table-cell table:formula="of:=[.F26]-[.F25]" office:value-type="float" office:value="1371420160" calcext:value-type="float">
            <text:p>1371420160</text:p>
          </table:table-cell>
          <table:table-cell table:formula="of:=[.D25]-[.B25]" office:value-type="float" office:value="967466528" calcext:value-type="float">
            <text:p>967466528</text:p>
          </table:table-cell>
          <table:table-cell office:value-type="float" office:value="1.53118597410437E+018" calcext:value-type="float">
            <text:p>1.53118597410437E+018</text:p>
          </table:table-cell>
          <table:table-cell/>
          <table:table-cell table:formula="of:=[.C25]/([.D25]/1000000000)" office:value-type="float" office:value="936.98491350747" calcext:value-type="float">
            <text:p>936.98491350747</text:p>
          </table:table-cell>
          <table:table-cell table:formula="of:=[.C25]/([.B25]/1000000000)" office:value-type="float" office:value="3181.0581665967" calcext:value-type="float">
            <text:p>3181.05816659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1907842" calcext:value-type="float">
            <text:p>401907842</text:p>
          </table:table-cell>
          <table:table-cell office:value-type="float" office:value="1285" calcext:value-type="float">
            <text:p>1285</text:p>
          </table:table-cell>
          <table:table-cell table:formula="of:=[.F27]-[.F26]" office:value-type="float" office:value="1302279936" calcext:value-type="float">
            <text:p>1302279936</text:p>
          </table:table-cell>
          <table:table-cell table:formula="of:=[.D26]-[.B26]" office:value-type="float" office:value="900372094" calcext:value-type="float">
            <text:p>900372094</text:p>
          </table:table-cell>
          <table:table-cell office:value-type="float" office:value="1.53118597547579E+018" calcext:value-type="float">
            <text:p>1.53118597547579E+018</text:p>
          </table:table-cell>
          <table:table-cell/>
          <table:table-cell table:formula="of:=[.C26]/([.D26]/1000000000)" office:value-type="float" office:value="986.731012647653" calcext:value-type="float">
            <text:p>986.731012647653</text:p>
          </table:table-cell>
          <table:table-cell table:formula="of:=[.C26]/([.B26]/1000000000)" office:value-type="float" office:value="3197.25037860794" calcext:value-type="float">
            <text:p>3197.250378607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5334802" calcext:value-type="float">
            <text:p>425334802</text:p>
          </table:table-cell>
          <table:table-cell office:value-type="float" office:value="1286" calcext:value-type="float">
            <text:p>1286</text:p>
          </table:table-cell>
          <table:table-cell table:formula="of:=[.F28]-[.F27]" office:value-type="float" office:value="980429824" calcext:value-type="float">
            <text:p>980429824</text:p>
          </table:table-cell>
          <table:table-cell table:formula="of:=[.D27]-[.B27]" office:value-type="float" office:value="555095022" calcext:value-type="float">
            <text:p>555095022</text:p>
          </table:table-cell>
          <table:table-cell office:value-type="float" office:value="1.53118597677807E+018" calcext:value-type="float">
            <text:p>1.53118597677807E+018</text:p>
          </table:table-cell>
          <table:table-cell/>
          <table:table-cell table:formula="of:=[.C27]/([.D27]/1000000000)" office:value-type="float" office:value="1311.66960502417" calcext:value-type="float">
            <text:p>1311.66960502417</text:p>
          </table:table-cell>
          <table:table-cell table:formula="of:=[.C27]/([.B27]/1000000000)" office:value-type="float" office:value="3023.50053170584" calcext:value-type="float">
            <text:p>3023.500531705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3542083" calcext:value-type="float">
            <text:p>603542083</text:p>
          </table:table-cell>
          <table:table-cell office:value-type="float" office:value="1286" calcext:value-type="float">
            <text:p>1286</text:p>
          </table:table-cell>
          <table:table-cell table:formula="of:=[.F29]-[.F28]" office:value-type="float" office:value="1360600320" calcext:value-type="float">
            <text:p>1360600320</text:p>
          </table:table-cell>
          <table:table-cell table:formula="of:=[.D28]-[.B28]" office:value-type="float" office:value="757058237" calcext:value-type="float">
            <text:p>757058237</text:p>
          </table:table-cell>
          <table:table-cell office:value-type="float" office:value="1.5311859777585E+018" calcext:value-type="float">
            <text:p>1.5311859777585E+018</text:p>
          </table:table-cell>
          <table:table-cell/>
          <table:table-cell table:formula="of:=[.C28]/([.D28]/1000000000)" office:value-type="float" office:value="945.171025683722" calcext:value-type="float">
            <text:p>945.171025683722</text:p>
          </table:table-cell>
          <table:table-cell table:formula="of:=[.C28]/([.B28]/1000000000)" office:value-type="float" office:value="2130.75448460485" calcext:value-type="float">
            <text:p>2130.754484604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8609611" calcext:value-type="float">
            <text:p>208609611</text:p>
          </table:table-cell>
          <table:table-cell office:value-type="float" office:value="1287" calcext:value-type="float">
            <text:p>1287</text:p>
          </table:table-cell>
          <table:table-cell table:formula="of:=[.F30]-[.F29]" office:value-type="float" office:value="1087949824" calcext:value-type="float">
            <text:p>1087949824</text:p>
          </table:table-cell>
          <table:table-cell table:formula="of:=[.D29]-[.B29]" office:value-type="float" office:value="879340213" calcext:value-type="float">
            <text:p>879340213</text:p>
          </table:table-cell>
          <table:table-cell office:value-type="float" office:value="1.5311859791191E+018" calcext:value-type="float">
            <text:p>1.5311859791191E+018</text:p>
          </table:table-cell>
          <table:table-cell/>
          <table:table-cell table:formula="of:=[.C29]/([.D29]/1000000000)" office:value-type="float" office:value="1182.95896704883" calcext:value-type="float">
            <text:p>1182.95896704883</text:p>
          </table:table-cell>
          <table:table-cell table:formula="of:=[.C29]/([.B29]/1000000000)" office:value-type="float" office:value="6169.41853172815" calcext:value-type="float">
            <text:p>6169.418531728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1472874" calcext:value-type="float">
            <text:p>401472874</text:p>
          </table:table-cell>
          <table:table-cell office:value-type="float" office:value="1056" calcext:value-type="float">
            <text:p>1056</text:p>
          </table:table-cell>
          <table:table-cell table:formula="of:=[.F31]-[.F30]" office:value-type="float" office:value="1083369984" calcext:value-type="float">
            <text:p>1083369984</text:p>
          </table:table-cell>
          <table:table-cell table:formula="of:=[.D30]-[.B30]" office:value-type="float" office:value="681897110" calcext:value-type="float">
            <text:p>681897110</text:p>
          </table:table-cell>
          <table:table-cell office:value-type="float" office:value="1.53118598020705E+018" calcext:value-type="float">
            <text:p>1.53118598020705E+018</text:p>
          </table:table-cell>
          <table:table-cell/>
          <table:table-cell table:formula="of:=[.C30]/([.D30]/1000000000)" office:value-type="float" office:value="974.73625409212" calcext:value-type="float">
            <text:p>974.73625409212</text:p>
          </table:table-cell>
          <table:table-cell table:formula="of:=[.C30]/([.B30]/1000000000)" office:value-type="float" office:value="2630.31469468595" calcext:value-type="float">
            <text:p>2630.31469468595</text:p>
          </table:table-cell>
        </table:table-row>
        <table:table-row table:style-name="ro1">
          <table:table-cell table:number-columns-repeated="5"/>
          <table:table-cell office:value-type="float" office:value="1.53118598129042E+018" calcext:value-type="float">
            <text:p>1.53118598129042E+0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23:10:20.794558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23:10:52.348097503</dc:date>
    <meta:editing-duration>PT7M34S</meta:editing-duration>
    <meta:editing-cycles>3</meta:editing-cycles>
    <meta:generator>LibreOffice/5.2.7.2$Linux_X86_64 LibreOffice_project/20m0$Build-2</meta:generator>
    <meta:document-statistic meta:table-count="1" meta:cell-count="239" meta:object-count="0"/>
  </office:meta>
</office:document-meta>
</file>